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147cm"/>
    </style:style>
    <style:style style:name="co2" style:family="table-column">
      <style:table-column-properties fo:break-before="auto" style:column-width="4.482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2.73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/>
    </style:style>
    <style:style style:name="ce2" style:family="table-cell" style:parent-style-name="Default">
      <style:table-cell-properties fo:background-color="#808080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808080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808080"/>
    </style:style>
    <style:style style:name="ce7" style:family="table-cell" style:parent-style-name="Default" style:data-style-name="N37"/>
    <style:style style:name="ce8" style:family="table-cell" style:parent-style-name="Default" style:data-style-name="N37">
      <style:text-properties style:font-name="Arial" style:font-name-asian="DejaVu Sans" style:font-name-complex="DejaVu Sans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table table:name="Tabelle1" table:style-name="ta1" table:print="false">
        <table:table-column table:style-name="co1" table:default-cell-style-name="ce3"/>
        <table:table-column table:style-name="co2" table:default-cell-style-name="Default"/>
        <table:table-column table:style-name="co3" table:number-columns-repeated="4" table:default-cell-style-name="Default"/>
        <table:table-column table:style-name="co3" table:number-columns-repeated="2" table:default-cell-style-name="ce7"/>
        <table:table-column table:style-name="co4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Nr.</text:p>
          </table:table-cell>
          <table:table-cell table:style-name="ce1" office:value-type="string">
            <text:p>Aktivität</text:p>
          </table:table-cell>
          <table:table-cell table:style-name="ce1" office:value-type="string">
            <text:p>Plan</text:p>
          </table:table-cell>
          <table:table-cell table:style-name="ce1" office:value-type="string">
            <text:p>Ist</text:p>
          </table:table-cell>
          <table:table-cell table:style-name="ce1" office:value-type="string">
            <text:p>Prognose</text:p>
          </table:table-cell>
          <table:table-cell table:style-name="ce1" office:value-type="string">
            <text:p>Mitarbeiter</text:p>
          </table:table-cell>
          <table:table-cell table:style-name="ce1" office:value-type="string">
            <text:p>Start</text:p>
          </table:table-cell>
          <table:table-cell table:style-name="ce1" office:value-type="string">
            <text:p>Ende</text:p>
          </table:table-cell>
          <table:table-cell/>
          <table:table-cell office:value-type="string">
            <text:p>Mitarbeiterpool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4" office:value-type="string">
            <text:p>PLANUNG</text:p>
          </table:table-cell>
          <table:table-cell table:style-name="ce6" office:value-type="float" office:value="40">
            <text:p>40</text:p>
          </table:table-cell>
          <table:table-cell table:style-name="ce6" table:number-columns-repeated="5"/>
          <table:table-cell/>
          <table:table-cell office:value-type="string">
            <text:p><text:span text:style-name="T1">A</text:span>ndrea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*Projektplan erstellen</text:p>
          </table:table-cell>
          <table:table-cell office:value-type="float" office:value="15">
            <text:p>15</text:p>
          </table:table-cell>
          <table:table-cell office:value-type="float" office:value="7.5">
            <text:p>7,5</text:p>
          </table:table-cell>
          <table:table-cell/>
          <table:table-cell office:value-type="string">
            <text:p>A,D,P,S,T</text:p>
          </table:table-cell>
          <table:table-cell office:value-type="date" office:date-value="2011-09-29">
            <text:p>29.09.11</text:p>
          </table:table-cell>
          <table:table-cell office:value-type="date" office:date-value="2011-10-06">
            <text:p>06.10.11</text:p>
          </table:table-cell>
          <table:table-cell/>
          <table:table-cell office:value-type="string">
            <text:p><text:span text:style-name="T1">D</text:span>aniel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*GIT Einrichten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A,D,P,S,T</text:p>
          </table:table-cell>
          <table:table-cell office:value-type="date" office:date-value="2011-09-29">
            <text:p>29.09.11</text:p>
          </table:table-cell>
          <table:table-cell office:value-type="date" office:date-value="2011-10-06">
            <text:p>06.10.11</text:p>
          </table:table-cell>
          <table:table-cell/>
          <table:table-cell office:value-type="string">
            <text:p><text:span text:style-name="T1">P</text:span>atrick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*Meetings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A,D,P,S,T</text:p>
          </table:table-cell>
          <table:table-cell office:value-type="date" office:date-value="2011-09-29">
            <text:p>29.09.11</text:p>
          </table:table-cell>
          <table:table-cell office:value-type="date" office:date-value="2011-10-06">
            <text:p>06.10.11</text:p>
          </table:table-cell>
          <table:table-cell table:number-columns-repeated="2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4" office:value-type="string">
            <text:p>STUFE 1</text:p>
          </table:table-cell>
          <table:table-cell table:style-name="ce6" table:number-columns-repeated="6"/>
          <table:table-cell/>
          <table:table-cell office:value-type="string">
            <text:p><text:span text:style-name="T1">S</text:span>ascha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style-name="ce5" office:value-type="string">
            <text:p>Analyse</text:p>
          </table:table-cell>
          <table:table-cell office:value-type="float" office:value="80">
            <text:p>80</text:p>
          </table:table-cell>
          <table:table-cell table:number-columns-repeated="3"/>
          <table:table-cell office:value-type="date" office:date-value="2011-10-10">
            <text:p>10.10.11</text:p>
          </table:table-cell>
          <table:table-cell office:value-type="date" office:date-value="2011-10-22">
            <text:p>22.10.11</text:p>
          </table:table-cell>
          <table:table-cell/>
          <table:table-cell office:value-type="string">
            <text:p><text:span text:style-name="T1">T</text:span>homas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*Use Cases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T</text:p>
          </table:table-cell>
          <table:table-cell office:value-type="date" office:date-value="2011-10-10">
            <text:p>10.10.11</text:p>
          </table:table-cell>
          <table:table-cell office:value-type="date" office:date-value="2011-10-22">
            <text:p>22.10.11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*Testfälle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A</text:p>
          </table:table-cell>
          <table:table-cell office:value-type="date" office:date-value="2011-10-10">
            <text:p>10.10.11</text:p>
          </table:table-cell>
          <table:table-cell office:value-type="date" office:date-value="2011-10-22">
            <text:p>22.10.11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*Domänenmodell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string">
            <text:p>D,S</text:p>
          </table:table-cell>
          <table:table-cell office:value-type="date" office:date-value="2011-10-10">
            <text:p>10.10.11</text:p>
          </table:table-cell>
          <table:table-cell office:value-type="date" office:date-value="2011-10-22">
            <text:p>22.10.11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*GUI-Prototyp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string">
            <text:p>P</text:p>
          </table:table-cell>
          <table:table-cell office:value-type="date" office:date-value="2011-10-10">
            <text:p>10.10.11</text:p>
          </table:table-cell>
          <table:table-cell office:value-type="date" office:date-value="2011-10-22">
            <text:p>22.10.11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*Meetings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string">
            <text:p>A,D,P,S,T</text:p>
          </table:table-cell>
          <table:table-cell office:value-type="date" office:date-value="2011-10-10">
            <text:p>10.10.11</text:p>
          </table:table-cell>
          <table:table-cell table:style-name="ce8" office:value-type="date" office:date-value="2011-10-22">
            <text:p>22.10.11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table:number-columns-repeated="5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table:style-name="ce5" office:value-type="string">
            <text:p>Design</text:p>
          </table:table-cell>
          <table:table-cell office:value-type="float" office:value="80">
            <text:p>80</text:p>
          </table:table-cell>
          <table:table-cell table:number-columns-repeated="3"/>
          <table:table-cell office:value-type="date" office:date-value="2011-10-24">
            <text:p>24.10.11</text:p>
          </table:table-cell>
          <table:table-cell office:value-type="date" office:date-value="2011-11-05">
            <text:p>05.11.11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*Architekturkonzept</text:p>
          </table:table-cell>
          <table:table-cell table:number-columns-repeated="4"/>
          <table:table-cell table:style-name="Default" table:number-columns-repeated="2"/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number-columns-repeated="5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table:style-name="ce5" office:value-type="string">
            <text:p>Implementierung</text:p>
          </table:table-cell>
          <table:table-cell office:value-type="float" office:value="240">
            <text:p>240</text:p>
          </table:table-cell>
          <table:table-cell table:number-columns-repeated="3"/>
          <table:table-cell office:value-type="date" office:date-value="2011-11-07">
            <text:p>07.11.11</text:p>
          </table:table-cell>
          <table:table-cell office:value-type="date" office:date-value="2011-12-19">
            <text:p>19.12.11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*Implementierung der GUI</text:p>
          </table:table-cell>
          <table:table-cell table:number-columns-repeated="4"/>
          <table:table-cell table:style-name="Default" table:number-columns-repeated="2"/>
          <table:table-cell table:number-columns-repeated="2"/>
        </table:table-row>
      </table:table>
      <table:table table:name="Tabelle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3" table:default-cell-style-name="Default"/>
        <table:table-row table:style-name="ro1">
          <table:table-cell/>
        </table:table-row>
      </table:table>
      <table:database-ranges>
        <table:database-range table:target-range-address="Tabelle1.J2:Tabelle1.J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29">29.09.2011</text:date>, <text:time>13:40:4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1-09-29T12:29:51</meta:creation-date>
    <dc:date>2011-09-29T13:40:41</dc:date>
    <meta:editing-duration>PT00H09M49S</meta:editing-duration>
    <meta:editing-cycles>1</meta:editing-cycles>
    <meta:document-statistic meta:table-count="3" meta:cell-count="90" meta:object-count="0"/>
    <meta:generator>OpenOffice.org/3.0$Linux OpenOffice.org_project/300m15$Build-9379</meta:generator>
    <meta:user-defined meta:name="Info 1"/>
    <meta:user-defined meta:name="Info 2"/>
    <meta:user-defined meta:name="Info 3"/>
    <meta:user-defined meta:name="Info 4"/>
  </office:meta>
</office:document-meta>
</file>